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askoy" svg:font-family="Haskoy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5cb2f" officeooo:paragraph-rsid="0005cb2f"/>
    </style:style>
    <style:style style:name="P2" style:family="paragraph" style:parent-style-name="Text_20_body">
      <style:text-properties officeooo:paragraph-rsid="00122633"/>
    </style:style>
    <style:style style:name="P3" style:family="paragraph" style:parent-style-name="Text_20_body">
      <style:text-properties officeooo:rsid="0005bb1c" officeooo:paragraph-rsid="0005bb1c"/>
    </style:style>
    <style:style style:name="P4" style:family="paragraph" style:parent-style-name="Text_20_body">
      <style:text-properties officeooo:paragraph-rsid="000f357f"/>
    </style:style>
    <style:style style:name="P5" style:family="paragraph" style:parent-style-name="Text_20_body">
      <style:text-properties officeooo:paragraph-rsid="00187eca"/>
    </style:style>
    <style:style style:name="P6" style:family="paragraph" style:parent-style-name="Text_20_body">
      <style:text-properties officeooo:paragraph-rsid="0005cb2f"/>
    </style:style>
    <style:style style:name="P7" style:family="paragraph" style:parent-style-name="Text_20_body">
      <style:text-properties fo:font-variant="normal" fo:text-transform="none" fo:color="#2f2828" loext:opacity="100%" style:font-name="Haskoy" fo:font-size="13.5pt" fo:letter-spacing="normal" fo:font-style="normal" fo:font-weight="normal" officeooo:paragraph-rsid="00148d3a"/>
    </style:style>
    <style:style style:name="P8" style:family="paragraph" style:parent-style-name="Text_20_body">
      <style:text-properties officeooo:paragraph-rsid="00148d3a"/>
    </style:style>
    <style:style style:name="P9" style:family="paragraph" style:parent-style-name="Text_20_body">
      <style:text-properties fo:color="#ffffff" loext:opacity="100%" officeooo:paragraph-rsid="00148d3a"/>
    </style:style>
    <style:style style:name="P10" style:family="paragraph" style:parent-style-name="Text_20_body">
      <style:text-properties officeooo:paragraph-rsid="00155107"/>
    </style:style>
    <style:style style:name="P11" style:family="paragraph" style:parent-style-name="Text_20_body">
      <style:text-properties officeooo:rsid="00155107" officeooo:paragraph-rsid="00155107"/>
    </style:style>
    <style:style style:name="T1" style:family="text">
      <style:text-properties officeooo:rsid="001c1b64"/>
    </style:style>
    <style:style style:name="T2" style:family="text">
      <style:text-properties officeooo:rsid="00122633"/>
    </style:style>
    <style:style style:name="T3" style:family="text">
      <style:text-properties fo:font-variant="normal" fo:text-transform="none" fo:color="#5e5e5e" loext:opacity="100%" fo:font-family="'Google Sans', Roboto, RobotoDraft, Helvetica, Arial, sans-serif" fo:font-size="9pt" fo:letter-spacing="normal" fo:font-style="normal" fo:font-weight="normal"/>
    </style:style>
    <style:style style:name="T4" style:family="text">
      <style:text-properties officeooo:rsid="0005bb1c"/>
    </style:style>
    <style:style style:name="T5" style:family="text">
      <style:text-properties officeooo:rsid="0005cb2f"/>
    </style:style>
    <style:style style:name="T6" style:family="text">
      <style:text-properties fo:font-variant="normal" fo:text-transform="none" fo:color="#ffffff" loext:opacity="100%" style:text-line-through-style="none" style:text-line-through-type="none" fo:font-family="arial, 'ｍｓ ｐゴシック', 'ms pgothic', dotum, helvetica, sans-serif" fo:font-size="14.25pt" fo:letter-spacing="normal" fo:font-style="normal" style:text-underline-style="none" fo:font-weight="normal" style:text-blinking="false" fo:background-color="transparent" loext:char-shading-value="0" style:font-weight-asian="normal" style:font-weight-complex="normal" loext:padding="0cm" loext:border="none"/>
    </style:style>
    <style:style style:name="T7" style:family="text">
      <style:text-properties fo:color="#ffffff" loext:opacity="100%" fo:font-weight="normal" style:font-weight-asian="normal" style:font-weight-complex="normal"/>
    </style:style>
    <style:style style:name="T8" style:family="text">
      <style:text-properties fo:color="#ffffff" loext:opacity="100%" fo:font-weight="normal" officeooo:rsid="0005bb1c" style:font-weight-asian="normal" style:font-weight-complex="normal"/>
    </style:style>
    <style:style style:name="T9" style:family="text">
      <style:text-properties fo:color="#ffffff" loext:opacity="100%" fo:font-weight="normal" officeooo:rsid="00187eca" style:font-weight-asian="normal" style:font-weight-complex="normal"/>
    </style:style>
    <style:style style:name="T10" style:family="text">
      <style:text-properties officeooo:rsid="00191be8"/>
    </style:style>
    <style:style style:name="T11" style:family="text">
      <style:text-properties fo:color="#a6d3f2" loext:opacity="100%" style:text-underline-style="solid" style:text-underline-width="auto" style:text-underline-color="font-color"/>
    </style:style>
    <style:style style:name="T12" style:family="text">
      <style:text-properties fo:font-variant="normal" fo:text-transform="none" fo:color="#050505" loext:opacity="100%" fo:font-family="'Segoe UI Historic', 'Segoe UI', Helvetica, Arial, sans-serif" fo:font-size="11.25pt" fo:letter-spacing="normal" fo:font-style="normal" fo:font-weight="normal"/>
    </style:style>
    <style:style style:name="T13" style:family="text">
      <style:text-properties fo:font-variant="normal" fo:text-transform="none" fo:color="#000000" loext:opacity="100%" fo:letter-spacing="normal"/>
    </style:style>
    <style:style style:name="T14" style:family="text">
      <style:text-properties fo:font-variant="normal" fo:text-transform="none" fo:font-family="Verdana, Arial, Helvetica, sans-serif" fo:font-size="9.75pt" fo:letter-spacing="normal" fo:font-style="normal" fo:font-weight="bold"/>
    </style:style>
    <style:style style:name="T15" style:family="text">
      <style:text-properties fo:font-variant="normal" fo:text-transform="none" fo:font-family="Verdana, Arial, Helvetica, sans-serif" fo:font-size="9.75pt" fo:letter-spacing="normal" fo:font-style="normal" fo:font-weight="bold" officeooo:rsid="00191be8"/>
    </style:style>
    <style:style style:name="T16" style:family="text">
      <style:text-properties fo:color="#a6d3f2" loext:opacity="100%" style:text-line-through-style="none" style:text-line-through-type="none" style:text-underline-style="none" style:text-blinking="false"/>
    </style:style>
    <style:style style:name="T17" style:family="text">
      <style:text-properties fo:font-variant="normal" fo:text-transform="none" fo:color="#850345" loext:opacity="100%" style:text-line-through-style="none" style:text-line-through-type="none" fo:font-family="'Open Sans', apple-system, BlinkMacSystemFont, 'Segoe UI', Roboto, Oxygen, Ubuntu, Cantarell, 'Fira Sans', 'Droid Sans', 'Helvetica Neue', 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18" style:family="text">
      <style:text-properties officeooo:rsid="001ab2d9"/>
    </style:style>
    <style:style style:name="T19" style:family="text">
      <style:text-properties fo:font-variant="normal" fo:text-transform="none" fo:color="#1e1e1e" loext:opacity="100%" style:text-line-through-style="none" style:text-line-through-type="none" fo:font-family="'Graphik police', sans-serif" fo:font-size="11.25pt" fo:letter-spacing="normal" fo:font-style="normal" style:text-underline-style="none" fo:font-weight="normal" style:text-blinking="false" fo:background-color="#eef3f6" loext:char-shading-value="0" loext:padding="0cm" loext:border="none"/>
    </style:style>
    <style:style style:name="T20" style:family="text">
      <style:text-properties fo:font-variant="normal" fo:text-transform="none" fo:color="#7a7a7a" loext:opacity="100%" fo:font-family="'Source Sans Pro', sans-serif" fo:font-size="13.5pt" fo:letter-spacing="normal" fo:font-style="normal" fo:font-weight="normal"/>
    </style:style>
    <style:style style:name="T21" style:family="text">
      <style:text-properties fo:font-variant="normal" fo:text-transform="none" fo:color="#53a623" loext:opacity="100%" style:text-line-through-style="none" style:text-line-through-type="none" fo:font-family="Rubik, serif" fo:font-size="12pt" fo:letter-spacing="normal" fo:font-style="normal" style:text-underline-style="none" fo:font-weight="normal" style:text-blinking="false" loext:padding="0cm" loext:border="none"/>
    </style:style>
    <style:style style:name="T22" style:family="text">
      <style:text-properties fo:font-variant="normal" fo:text-transform="none" fo:color="#2f2828" loext:opacity="100%" style:font-name="Haskoy" fo:font-size="13.5pt" fo:letter-spacing="normal" fo:font-style="normal" fo:font-weight="normal"/>
    </style:style>
    <style:style style:name="T23" style:family="text">
      <style:text-properties fo:font-variant="normal" fo:text-transform="none" fo:color="#2f2828" loext:opacity="100%" style:font-name="Haskoy" fo:font-size="18.75pt" fo:letter-spacing="normal" fo:font-style="normal" fo:font-weight="normal"/>
    </style:style>
    <style:style style:name="T24" style:family="text">
      <style:text-properties fo:font-variant="normal" fo:text-transform="none" fo:color="#2f2828" loext:opacity="100%" style:font-name="Haskoy" fo:font-size="18.75pt" fo:letter-spacing="normal" fo:font-style="normal" fo:font-weight="normal" officeooo:rsid="0005cb2f"/>
    </style:style>
    <style:style style:name="T25" style:family="text">
      <style:text-properties officeooo:rsid="00148d3a"/>
    </style:style>
    <style:style style:name="T26" style:family="text">
      <style:text-properties fo:font-variant="normal" fo:text-transform="none" style:text-line-through-style="none" style:text-line-through-type="none" fo:font-family="'open sans', sans-serif" fo:font-size="12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27" style:family="text">
      <style:text-properties fo:font-variant="normal" fo:text-transform="none" fo:color="#000000" loext:opacity="100%" fo:font-family="montserrat, sans-serif" fo:font-size="12pt" fo:letter-spacing="normal" fo:font-style="normal" fo:font-weight="normal"/>
    </style:style>
    <style:style style:name="T28" style:family="text">
      <style:text-properties fo:font-variant="normal" fo:text-transform="none" fo:color="#000000" loext:opacity="64%" fo:font-family="'IBM Plex Sans', Helvetica, Arial, Lucida, sans-serif" fo:font-size="12pt" fo:letter-spacing="normal" fo:font-style="normal" fo:font-weight="bold"/>
    </style:style>
    <style:style style:name="T29" style:family="text">
      <style:text-properties fo:font-variant="normal" fo:text-transform="none" fo:color="#000000" loext:opacity="64%" fo:letter-spacing="normal" fo:background-color="#ffffff" loext:char-shading-value="0" loext:padding="0cm" loext:border="none"/>
    </style:style>
    <style:style style:name="T30" style:family="text">
      <style:text-properties fo:font-variant="normal" fo:text-transform="none" fo:color="#000000" loext:opacity="64%" fo:font-family="'IBM Plex Sans', Helvetica, Arial, Lucida, sans-serif" fo:font-size="12pt" fo:letter-spacing="normal" fo:font-style="normal" fo:font-weight="bold" fo:background-color="#ffffff" loext:char-shading-value="0" loext:padding="0cm" loext:border="none"/>
    </style:style>
    <style:style style:name="T31" style:family="text">
      <style:text-properties fo:font-variant="normal" fo:text-transform="none" style:text-line-through-style="none" style:text-line-through-type="none" fo:font-family="interlight, sans-serif" fo:font-size="11.25pt" fo:letter-spacing="normal" fo:font-style="normal" style:text-underline-style="none" fo:font-weight="normal" style:text-blinking="false"/>
    </style:style>
    <style:style style:name="T32" style:family="text">
      <style:text-properties fo:font-variant="normal" fo:text-transform="none" fo:color="#212529" loext:opacity="100%" fo:font-family="Montserrat, Helvetica, Arial, Lucida, sans-serif" fo:font-size="10.5pt" fo:letter-spacing="normal" fo:font-style="normal" fo:font-weight="normal"/>
    </style:style>
    <style:style style:name="T33" style:family="text">
      <style:text-properties fo:font-variant="normal" fo:text-transform="none" fo:color="#333333" loext:opacity="100%" fo:font-family="Inter, sans-serif" fo:font-size="10.5pt" fo:letter-spacing="normal" fo:font-style="normal" fo:font-weight="normal"/>
    </style:style>
    <style:style style:name="T34" style:family="text">
      <style:text-properties fo:font-variant="normal" fo:text-transform="none" fo:color="#5a7b95" loext:opacity="100%" fo:letter-spacing="normal"/>
    </style:style>
    <style:style style:name="T35" style:family="text">
      <style:text-properties fo:font-variant="normal" fo:text-transform="none" fo:color="#5a7b95" loext:opacity="100%" style:text-line-through-style="none" style:text-line-through-type="none" fo:font-family="'DM Sans', sans-serif" fo:font-size="11.25pt" fo:letter-spacing="normal" fo:font-style="normal" style:text-underline-style="none" fo:font-weight="normal" style:text-blinking="false" fo:background-color="#ffffff" loext:char-shading-value="0"/>
    </style:style>
    <style:style style:name="T36" style:family="text">
      <style:text-properties fo:font-variant="normal" fo:text-transform="none" fo:color="#b7bcc8" loext:opacity="100%" fo:font-family="Alice, sans-serif" fo:font-size="10.5pt" fo:letter-spacing="normal" fo:font-style="normal" fo:font-weight="normal"/>
    </style:style>
    <style:style style:name="T37" style:family="text">
      <style:text-properties fo:font-variant="normal" fo:text-transform="none" fo:color="#ffffff" loext:opacity="100%" fo:font-family="Arimo, sans-serif" fo:font-size="13.5pt" fo:letter-spacing="normal" fo:font-style="normal" fo:font-weight="normal"/>
    </style:style>
    <style:style style:name="T38" style:family="text">
      <style:text-properties fo:font-variant="normal" fo:text-transform="none" fo:color="#ffffff" loext:opacity="100%" fo:font-family="Raleway, sans-serif" fo:font-size="12pt" fo:letter-spacing="normal" fo:font-style="normal" style:text-underline-style="solid" style:text-underline-width="auto" style:text-underline-color="font-color" fo:font-weight="normal" fo:background-color="#333333" loext:char-shading-value="0" loext:padding="0cm" loext:border="none"/>
    </style:style>
    <style:style style:name="T39" style:family="text">
      <style:text-properties officeooo:rsid="001dbca4"/>
    </style:style>
    <style:style style:name="T40" style:family="text">
      <style:text-properties fo:font-variant="normal" fo:text-transform="none" fo:color="#ffffff" loext:opacity="100%" fo:font-family="'source sans proregular', Arial, Helvetica, Tahoma, sans-serif" fo:font-size="10.5pt" fo:letter-spacing="normal" fo:font-style="normal" fo:font-weight="normal"/>
    </style:style>
    <style:style style:name="T41" style:family="text">
      <style:text-properties fo:color="#ffffff" loext:opacity="100%"/>
    </style:style>
    <style:style style:name="T42" style:family="text">
      <style:text-properties fo:color="#ffffff" loext:opacity="100%" officeooo:rsid="001dbca4"/>
    </style:style>
    <style:style style:name="T43" style:family="text">
      <style:text-properties fo:color="#ffffff" loext:opacity="100%" officeooo:rsid="00155107"/>
    </style:style>
    <style:style style:name="T44" style:family="text">
      <style:text-properties fo:font-variant="normal" fo:text-transform="none" fo:color="#ffffff" loext:opacity="100%" fo:font-family="Roboto" fo:font-size="11.25pt" fo:letter-spacing="normal" fo:font-style="normal" fo:font-weight="normal"/>
    </style:style>
    <style:style style:name="T45" style:family="text">
      <style:text-properties fo:font-variant="normal" fo:text-transform="none" fo:font-family="Roboto" fo:font-size="11.25pt" fo:letter-spacing="normal" fo:font-style="normal" fo:font-weight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 d’entreprise<text:tab/><text:tab/><text:tab/><text:tab/><text:tab/><text:tab/>mail / num<text:tab/><text:tab/><text:span text:style-name="T1">envoyé</text:span></text:p>
      <text:p text:style-name="P1"/>
      <text:p text:style-name="P2"><text:span text:style-name="T2">microforce<text:tab/><text:tab/><text:tab/><text:tab/><text:tab/><text:tab/>|<text:tab/>mail envoyé</text:span><text:line-break/><text:span text:style-name="T3">lun. 12 janv. 17:23</text:span> <text:tab/><text:tab/><text:tab/><text:tab/><text:tab/>accuse de réception reçu de micro force le 7/2</text:p>
      <text:p text:style-name="P3"/>
      <text:p text:style-name="P4"><text:span text:style-name="T4">Assi972<text:tab/><text:tab/><text:tab/><text:tab/><text:tab/><text:tab/></text:span><text:span text:style-name="T5">|<text:tab/></text:span><text:a xlink:type="simple" xlink:href="mailto:contact@assi972.com" text:style-name="Internet_20_link" text:visited-style-name="Visited_20_Internet_20_Link"><text:span text:style-name="T6">contact@assi972.com</text:span></text:a><text:span text:style-name="T7"> </text:span></text:p>
      <text:p text:style-name="P5"><text:span text:style-name="T8"><text:tab/><text:tab/><text:tab/><text:tab/><text:tab/><text:tab/><text:tab/><text:tab/><text:tab/></text:span><text:span text:style-name="T3">13:27</text:span> <text:span text:style-name="T9">le 7/2/26</text:span><text:span text:style-name="T4"><text:tab/><text:tab/><text:tab/><text:tab/><text:tab/><text:tab/></text:span></text:p>
      <text:p text:style-name="P6"><text:span text:style-name="T4">Mx-Informatique<text:tab/><text:tab/><text:tab/><text:tab/><text:tab/></text:span><text:span text:style-name="T5">|<text:tab/></text:span><text:a xlink:type="simple" xlink:href="mailto:commercial@mx-informatique.fr" text:style-name="Internet_20_link" text:visited-style-name="Visited_20_Internet_20_Link">commercial@mx-informatique.fr</text:a> <text:span text:style-name="T10">14h14</text:span></text:p>
      <text:p text:style-name="P6"><text:tab/><text:tab/><text:tab/><text:tab/><text:tab/><text:tab/><text:tab/><text:tab/><text:tab/><text:a xlink:type="simple" xlink:href="https://www.google.com/search?q=Mx-Informatique&amp;client=opera&amp;hs=Fhu&amp;sca_esv=37c453c1e71916bb&amp;sxsrf=ANbL-n6_GzLUOYVyQi6cKtTfmyD36y0w9Q%3A1768513272129&amp;ei=-F5paenDB6GS9u8PqcyD2QM&amp;ved=0ahUKEwjpn_aqwY6SAxUhif0HHSnmIDsQ4dUDCBE&amp;uact=5&amp;oq=Mx-Informatique&amp;gs_lp=Egxnd3Mtd2l6LXNlcnAiD014LUluZm9ybWF0aXF1ZUieBVAAWABwAHgBkAEAmAEAoAEAqgEAuAEDyAEA-AEC-AEBmAIAoAIAmAMAkgcAoAcAsgcAuAcAwgcAyAcAgAgA&amp;sclient=gws-wiz-serp#" text:style-name="Internet_20_link" text:visited-style-name="Visited_20_Internet_20_Link"><text:span text:style-name="T11">+596 596 76 51 32</text:span></text:a> </text:p>
      <text:p text:style-name="P1"/>
      <text:p text:style-name="P6"><text:span text:style-name="T5">Dépannage express caraïb info</text:span><text:span text:style-name="T4"><text:tab/><text:tab/><text:tab/></text:span><text:span text:style-name="T5">|<text:tab/></text:span><text:span text:style-name="T12">depcarinfo@gmail.com</text:span> <text:s/><text:span text:style-name="T10">14h49</text:span></text:p>
      <text:p text:style-name="P1"/>
      <text:p text:style-name="P6"><text:span text:style-name="T5">atouklic</text:span><text:span text:style-name="T4"><text:tab/><text:tab/><text:tab/><text:tab/><text:tab/><text:tab/></text:span><text:span text:style-name="T5">|<text:tab/></text:span><text:span text:style-name="T13"> </text:span><text:a xlink:type="simple" xlink:href="mailto:info@atouklic.fr" text:style-name="Internet_20_link" text:visited-style-name="Visited_20_Internet_20_Link"><text:span text:style-name="T14">info@atouklic.fr</text:span></text:a><text:span text:style-name="T14"> <text:s text:c="3"/></text:span><text:span text:style-name="T15">14h39</text:span></text:p>
      <text:p text:style-name="P6"><text:span text:style-name="T14"><text:tab/><text:tab/><text:tab/><text:tab/><text:tab/><text:tab/><text:tab/><text:tab/></text:span><text:a xlink:type="simple" xlink:href="https://www.google.com/search?q=atouklic&amp;client=opera&amp;hs=cNF&amp;sca_esv=37c453c1e71916bb&amp;sxsrf=ANbL-n6glwP0vrLyX9go2caDq3y2O9ReLg%3A1768513333360&amp;ei=NV9pafbYFbPv7_UP-J_wqQo&amp;ved=0ahUKEwi2x4_IwY6SAxWz97sIHfgPPKUQ4dUDCBE&amp;uact=5&amp;oq=atouklic&amp;gs_lp=Egxnd3Mtd2l6LXNlcnAiCGF0b3VrbGljSJYGUABYAHAAeACQAQCYAQCgAQCqAQC4AQPIAQD4AQL4AQGYAgCgAgCYAwCSBwCgBwCyBwC4BwDCBwDIBwCACAA&amp;sclient=gws-wiz-serp#" text:style-name="Internet_20_link" text:visited-style-name="Visited_20_Internet_20_Link"><text:span text:style-name="T16">+596 696 27 44 46</text:span></text:a> </text:p>
      <text:p text:style-name="P1"/>
      <text:p text:style-name="P6"><text:span text:style-name="T5">aaid dépanage informatique</text:span><text:span text:style-name="T4"><text:tab/><text:tab/><text:tab/><text:tab/></text:span><text:span text:style-name="T5">|<text:tab/></text:span><text:a xlink:type="simple" xlink:href="mailto:contact.aaid@gmail.com" text:style-name="Internet_20_link" text:visited-style-name="Visited_20_Internet_20_Link"><text:span text:style-name="T17">contact.aaid@gmail.com</text:span></text:a> <text:span text:style-name="T10">14h4</text:span><text:span text:style-name="T18">7</text:span></text:p>
      <text:p text:style-name="P1"/>
      <text:p text:style-name="P6"><text:span text:style-name="T5">aitec mq</text:span><text:span text:style-name="T4"><text:tab/><text:tab/><text:tab/><text:tab/><text:tab/><text:tab/></text:span><text:span text:style-name="T5">|<text:tab/></text:span><text:a xlink:type="simple" xlink:href="mailto:info@aitec-antilles.com" text:style-name="Internet_20_link" text:visited-style-name="Visited_20_Internet_20_Link"><text:span text:style-name="T19">info@aitec-antilles.com</text:span></text:a> <text:span text:style-name="T18">14h53</text:span></text:p>
      <text:p text:style-name="P6"><text:tab/><text:tab/><text:tab/><text:tab/><text:tab/><text:tab/><text:tab/><text:tab/><text:a xlink:type="simple" xlink:href="https://www.google.com/search?q=aitec+mq+martinique&amp;client=opera&amp;hs=vku&amp;sca_esv=37c453c1e71916bb&amp;biw=1312&amp;bih=600&amp;aic=0&amp;sxsrf=ANbL-n430daxROmf-tZgViW3bAcrfLD43A%3A1768513500862&amp;ei=3F9padagNIqK9u8Pw6KwkAc&amp;ved=0ahUKEwjW_v6Xwo6SAxUKhf0HHUMRDHIQ4dUDCBE&amp;uact=5&amp;oq=aitec+mq+martinique&amp;gs_lp=Egxnd3Mtd2l6LXNlcnAiE2FpdGVjIG1xIG1hcnRpbmlxdWUyCBAhGKABGMMEMggQIRigARjDBDIIECEYoAEYwwQyCBAhGKABGMMEMggQIRigARjDBEjMBlAAWABwAHgBkAEAmAGSAqABkgKqAQMyLTG4AQPIAQD4AQL4AQGYAgGgAqQCmAMAkgcDMi0xoAfYBbIHAzItMbgHpALCBwMzLTHIBwmACAA&amp;sclient=gws-wiz-serp#" text:style-name="Internet_20_link" text:visited-style-name="Visited_20_Internet_20_Link"><text:span text:style-name="T11">+596 596 39 81 47</text:span></text:a> </text:p>
      <text:p text:style-name="P1"/>
      <text:p text:style-name="P6"><text:span text:style-name="T5">wefine</text:span><text:span text:style-name="T4"><text:tab/><text:tab/><text:tab/><text:tab/><text:tab/><text:tab/><text:tab/></text:span><text:span text:style-name="T5">|<text:tab/></text:span><text:span text:style-name="T20">contact(@)wefine.fr</text:span> <text:span text:style-name="T18">14h55</text:span></text:p>
      <text:p text:style-name="P6"/>
      <text:p text:style-name="P6"><text:span text:style-name="T5">adi antilles diffusion informatique</text:span><text:span text:style-name="T4"><text:tab/><text:tab/><text:tab/></text:span><text:span text:style-name="T5">|<text:tab/></text:span><text:a xlink:type="simple" xlink:href="tel:0596%2077%2014%2059" text:style-name="Internet_20_link" text:visited-style-name="Visited_20_Internet_20_Link"><text:span text:style-name="T21">0596 77 14 59</text:span></text:a> </text:p>
      <text:p text:style-name="P7"/>
      <text:p text:style-name="P8"><text:span text:style-name="T22">SIMA ANTILLES GUYANE</text:span> <text:span text:style-name="T23"><text:tab/><text:tab/> <text:s text:c="4"/></text:span><text:span text:style-name="T24">|</text:span><text:span text:style-name="T23"> <text:s/>+596 596 65 79 41</text:span> </text:p>
      <text:p text:style-name="P8"/>
      <text:p text:style-name="P8"><text:tab/><text:tab/><text:tab/><text:tab/><text:tab/><text:span text:style-name="T25">PC DOM</text:span><text:tab/><text:span text:style-name="T25">| </text:span><text:a xlink:type="simple" xlink:href="mailto:contact@pcdom.fr" office:target-frame-name="_self" xlink:show="replace" text:style-name="Internet_20_link" text:visited-style-name="Visited_20_Internet_20_Link"><text:span text:style-name="T26">contact@pcdom.fr</text:span></text:a> <text:tab/><text:tab/><text:span text:style-name="T18">14h58</text:span></text:p>
      <text:p text:style-name="P8"/>
      <text:p text:style-name="P8"><text:span text:style-name="T25">GMES<text:tab/><text:tab/><text:tab/><text:tab/><text:tab/><text:tab/><text:tab/>| <text:tab/></text:span><text:span text:style-name="T27">0596 522 000</text:span> </text:p>
      <text:p text:style-name="P8"/>
      <text:p text:style-name="P8"/>
      <text:p text:style-name="P8"><text:soft-page-break/><text:span text:style-name="T25">prédiag<text:tab/><text:tab/><text:tab/><text:tab/><text:tab/>|<text:tab/><text:tab/></text:span><text:span text:style-name="T28">(+596)6</text:span><text:span text:style-name="T29"> </text:span><text:span text:style-name="T30">96-236 316</text:span> </text:p>
      <text:p text:style-name="P8"/>
      <text:p text:style-name="P8"><text:span text:style-name="T25">ads tech<text:tab/><text:tab/><text:tab/><text:tab/><text:tab/>|<text:tab/><text:tab/></text:span><text:a xlink:type="simple" xlink:href="mailto:contact@adstechnologie.fr" text:style-name="Internet_20_link" text:visited-style-name="Visited_20_Internet_20_Link"><text:span text:style-name="T31">contact@adstechnologie.fr</text:span></text:a> <text:s text:c="2"/><text:span text:style-name="T18">15h01</text:span></text:p>
      <text:p text:style-name="P8"/>
      <text:p text:style-name="P8"><text:span text:style-name="T25">C2i<text:tab/><text:tab/><text:tab/><text:tab/><text:tab/><text:tab/>| <text:tab/><text:tab/></text:span><text:span text:style-name="T32">0596 393 393</text:span> </text:p>
      <text:p text:style-name="P8"/>
      <text:p text:style-name="P8"><text:span text:style-name="T25">EMC2<text:tab/><text:tab/><text:tab/><text:tab/><text:tab/><text:tab/>|<text:tab/><text:tab/></text:span><text:span text:style-name="Strong_20_Emphasis"><text:span text:style-name="T33">contact@emc2-informatique.com</text:span></text:span> <text:span text:style-name="T1">15h03</text:span></text:p>
      <text:p text:style-name="P8"/>
      <text:p text:style-name="P8"><text:span text:style-name="T25">stratégie info<text:tab/><text:tab/><text:tab/><text:tab/><text:tab/>|<text:tab/><text:tab/></text:span><text:span text:style-name="T34"> </text:span><text:a xlink:type="simple" xlink:href="mailto:contact@strategie-info.com" text:style-name="Internet_20_link" text:visited-style-name="Visited_20_Internet_20_Link"><text:span text:style-name="T35">contact@strategie-info.com</text:span></text:a> <text:s text:c="2"/><text:span text:style-name="T1">15h06</text:span></text:p>
      <text:p text:style-name="P8"/>
      <text:p text:style-name="P8"><text:span text:style-name="T25">EDEO <text:tab/><text:tab/><text:tab/><text:tab/><text:tab/><text:tab/>|<text:tab/><text:tab/></text:span><text:span text:style-name="T36">infos@edeotech.com</text:span> <text:s/><text:span text:style-name="T1">15h09</text:span></text:p>
      <text:p text:style-name="P8"/>
      <text:p text:style-name="P8"><text:span text:style-name="T25">awitec<text:tab/><text:tab/><text:tab/><text:tab/><text:tab/><text:tab/>|<text:tab/><text:tab/></text:span><text:span text:style-name="T37">contact@awitec.fr</text:span> <text:s/><text:span text:style-name="T1">15h11</text:span></text:p>
      <text:p text:style-name="P8"/>
      <text:p text:style-name="P8"><text:span text:style-name="T25">pil média<text:tab/><text:tab/><text:tab/><text:tab/><text:tab/>|<text:tab/><text:tab/></text:span><text:a xlink:type="simple" xlink:href="https://www.pil-media.com/#" text:style-name="Internet_20_link" text:visited-style-name="Visited_20_Internet_20_Link"><text:span text:style-name="T38">contact@pil-media.com</text:span></text:a> <text:span text:style-name="T39">15h14</text:span></text:p>
      <text:p text:style-name="P8"/>
      <text:p text:style-name="P8"><text:span text:style-name="T25">forelit info<text:tab/><text:tab/><text:tab/><text:tab/><text:tab/>|<text:tab/><text:tab/></text:span><text:span text:style-name="T40">contact@forelite.net</text:span><text:span text:style-name="T41"> <text:s text:c="2"/></text:span><text:span text:style-name="T42">15h16</text:span></text:p>
      <text:p text:style-name="P9"/>
      <text:p text:style-name="P10"><text:span text:style-name="T43">infodom <text:tab/><text:tab/><text:tab/><text:tab/><text:tab/>|<text:tab/><text:tab/></text:span><text:span text:style-name="T44">TEL : </text:span><text:span text:style-name="T45">05 96 50 85 85</text:span><text:line-break/><text:tab/><text:tab/><text:tab/><text:tab/><text:tab/><text:tab/><text:tab/><text:tab/><text:span text:style-name="T44">FAX : </text:span><text:span text:style-name="T45">05 96 50 85 95</text:span> 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askoy" svg:font-family="Haskoy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2T15:27:00.338483500</meta:creation-date>
    <dc:date>2026-02-07T17:30:15.934553000</dc:date>
    <meta:editing-duration>PT1H12M47S</meta:editing-duration>
    <meta:editing-cycles>6</meta:editing-cycles>
    <meta:generator>LibreOffice/25.2.7.2$Windows_X86_64 LibreOffice_project/5cbfd1ab6520636bb5f7b99185aa69bd7456825d</meta:generator>
    <meta:print-date>2026-02-03T16:24:25.951812600</meta:print-date>
    <meta:printed-by>Fichiers PDF</meta:printed-by>
    <meta:document-statistic meta:table-count="0" meta:image-count="0" meta:object-count="0" meta:page-count="2" meta:paragraph-count="27" meta:word-count="160" meta:character-count="1208" meta:non-whitespace-character-count="876"/>
  </office:meta>
</office:document-meta>
</file>